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d56" officeooo:paragraph-rsid="00160d56"/>
    </style:style>
    <style:style style:name="P2" style:family="paragraph" style:parent-style-name="Standard">
      <style:text-properties officeooo:rsid="0016c307" officeooo:paragraph-rsid="0016c307"/>
    </style:style>
    <style:style style:name="P3" style:family="paragraph" style:parent-style-name="Standard">
      <style:text-properties officeooo:rsid="00188c11" officeooo:paragraph-rsid="00188c1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c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st</text:span> June edtiorial</text:p>
      <text:p text:style-name="P1">So far, the project has been doing relatively well though I have been discovering small bugs or should I say things which could have been done better. For example, such is forgetting to free the memory in the Z Algorithm function.</text:p>
      <text:p text:style-name="P1"/>
      <text:p text:style-name="P1">During this week I managed to fix the Rabin Karp string matching. Now, it it supports the basic hashing described in the Cormen book. It works fine for all of the given tests.</text:p>
      <text:p text:style-name="P1"/>
      <text:p text:style-name="P1">Also, I decided upon adding some other string algorithms like hashing since I have already started it, Also, I will add other stuff like computing levenstein distance between two strings using dynamic programming. I have been thinking that also an approximation algorithms would be nice to be added since it takes O(N*M) time to find the distance.</text:p>
      <text:p text:style-name="P1"/>
      <text:p text:style-name="P1">A run_tests.sh script has been also added. It compiles the static library and the tests and then runs them. Unfortunately, as the project goes I will have to edit the script as well.</text:p>
      <text:p text:style-name="P1"/>
      <text:p text:style-name="P2">For now, I will stop the KMP implementation since I would like to read a little more on finite automata. Rather, I will do the levenstein distance computation. I noticed I have not solved this problem at spoj (<text:a xlink:type="simple" xlink:href="http://www.spoj.com/problems/EDIST/">http://www.spoj.com/problems/EDIST/</text:a>), which basically uses this idea. Might as well code it and submit it.</text:p>
      <text:p text:style-name="P2"/>
      <text:p text:style-name="P3">2<text:span text:style-name="T1">nd</text:span> june editorial</text:p>
      <text:p text:style-name="P3">In fact, the edit distance algorithm was implemented using dynamic programming. The code was tested on <text:a xlink:type="simple" xlink:href="http://www.spoj.com/problems/EDIST/"><text:span text:style-name="T3">http://www.spoj.com/problems/EDIST/</text:span></text:a><text:span text:style-name="T3">. </text:span>All the tests were ran in 3.82 seconds where 15 seconds is the upper limit. My normal solution worked in 1.98 time, but I leave this to the fact that I <text:s/>used a static array and dynamic array instead of strings. Also, the time is a little biased since I used the std::iostream for input rather than sticking to the fast C scanf or even better getchar().</text:p>
      <text:p text:style-name="P3">I will add a few more tests though it seems the implementation is corr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23:58:09.931362425</meta:creation-date>
    <meta:generator>LibreOffice/4.2.3.3$Linux_X86_64 LibreOffice_project/420m0$Build-3</meta:generator>
    <dc:date>2014-06-03T00:18:08.620501377</dc:date>
    <meta:editing-duration>PT1M23S</meta:editing-duration>
    <meta:editing-cycles>3</meta:editing-cycles>
    <meta:document-statistic meta:table-count="0" meta:image-count="0" meta:object-count="0" meta:page-count="1" meta:paragraph-count="9" meta:word-count="320" meta:character-count="1852" meta:non-whitespace-character-count="1540"/>
  </office:meta>
</office:document-meta>
</file>